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paragraph-properties fo:background-color="#eeeeee">
        <style:background-image/>
      </style:paragraph-properties>
    </style:style>
    <style:style style:name="P93" style:family="paragraph" style:parent-style-name="Heading_20_2">
      <style:paragraph-properties fo:background-color="#eeeeee">
        <style:background-image/>
      </style:paragraph-properties>
      <style:text-properties fo:language="ru" fo:country="RU"/>
    </style:style>
    <style:style style:name="P9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24508444802220025"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4856889516637238602"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311132010986627372"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781961817001604228"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text:span><text:span text:style-name="T1">о </text:span><text:span text:style-name="T1">учител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В ухе стало щекотно от тёплого дуновения.</text:p>
      <text:p text:style-name="P29"><text:span text:style-name="T5">– </text:span><text:span text:style-name="T5">Теперь ты понимаешь, почему мы не ожидали увидеть тебя? Мы, вообще-то, вызывали сверхаликорна…</text:span></text:p>
      <text:p text:style-name="P28">Я повернулся к Селестии.</text:p>
      <text:p text:style-name="P28">–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Ты не понимаешь, – сказала она после недолгой заминки. – Это очень чувствительная тема. 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text:p>
      <text:p text:style-name="P31"/>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lt;Макс читает и сталкивается лбом с Селестией&gt;</text:p>
      <text:p text:style-name="P28">&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28"/>
      <text:p text:style-name="P26"><text:soft-page-break/>&lt;ох, <text:span text:style-name="T1">кентаврячьи</text:span> яйца, за мной идут!!!&gt;</text:p>
      <text:p text:style-name="P27">&lt;– <text:span text:style-name="T1">Занавес. </text:span>– <text:span text:style-name="T1">подытожил я.</text:span>&gt;</text:p>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text:soft-page-break/>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2"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oft-page-break/><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oft-page-break/><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2"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text:soft-page-break/></text:p>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2"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text:soft-page-break/>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2"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text:soft-page-break/>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1">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oft-page-break/><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2" text:outline-level="2">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text:soft-page-break/>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text:soft-page-break/>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text:soft-page-break/>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36"/>
      <text:h text:style-name="P92" text:outline-level="2">Сон Макса</text:h>
      <text:p text:style-name="P65"/>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text:span><text:soft-page-break/><text:span text:style-name="T11">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oft-page-break/><text:span text:style-name="T11">У Твайлайт после видения гибели Кимеринна появились морщинки возле глаз</text:span><text:span text:style-name="T5">&gt;</text:span></text:p>
      <text:p text:style-name="P36"/>
      <text:h text:style-name="P92"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text:soft-page-break/>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oft-page-break/><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text:soft-page-break/>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text:soft-page-break/></text:p>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text:soft-page-break/>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text:soft-page-break/>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2" text:outline-level="2"><text:soft-page-break/>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oft-page-break/><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2"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oft-page-break/><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text:soft-page-break/>– Поживём — увидим. Я никому навязывать обязанности не собираюсь.</text:p>
      <text:p text:style-name="P36"/>
      <text:h text:style-name="P92"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text:soft-page-break/>–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text:soft-page-break/>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text:soft-page-break/>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2" text:outline-level="2">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2"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oft-page-break/><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2082771068723563193"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5">– </text:span>А если нет? – Эпплджек смотрела мне мне прямо в глаза.</text:p>
      <text:list xml:id="list21566503" text:continue-numbering="true" text:style-name="L5">
        <text:list-header>
          <text:p text:style-name="P100">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79034" text:continue-numbering="true" text:style-name="L5">
        <text:list-header>
          <text:p text:style-name="P100"><text:soft-page-break/>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591051"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3"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3"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137548484133070744"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992193605880946212"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text:soft-page-break/>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92"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text:soft-page-break/>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text:soft-page-break/>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4"/>
      <text:h text:style-name="P92"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text:soft-page-break/>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oft-page-break/><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text:soft-page-break/>–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text:soft-page-break/>–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1001955382318309107" text:style-name="L8">
        <text:list-header>
          <text:p text:style-name="P102">(<text:span text:style-name="T15">Луна — как повелительница снов, слышала разговор Макса с Анакорном</text:span>)</text:p>
          <text:p text:style-name="P103"/>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oft-page-break/><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2"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text:soft-page-break/></text:p>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14T01:41:28.18</dc:date>
    <meta:editing-duration>P39DT13H37M18S</meta:editing-duration>
    <meta:editing-cycles>1365</meta:editing-cycles>
    <meta:generator>OpenOffice/4.1.1$Win32 OpenOffice.org_project/411m6$Build-9775</meta:generator>
    <dc:creator>макс </dc:creator>
    <meta:document-statistic meta:table-count="0" meta:image-count="0" meta:object-count="0" meta:page-count="107" meta:paragraph-count="2208" meta:word-count="50684" meta:character-count="322852"/>
  </office:meta>
</office:document-meta>
</file>